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6mm" svg:x="108.29mm" svg:y="18.52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5mm" svg:x="117.74mm" svg:y="18.79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[.A2]*PI()/180" office:value-type="float" office:value="-6.28318530717959" calcext:value-type="float">
            <text:p>-6,2831853071795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[.A3]*PI()/180" office:value-type="float" office:value="-6.19591884457987" calcext:value-type="float">
            <text:p>-6,1959188445798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[.A4]*PI()/180" office:value-type="float" office:value="-6.10865238198015" calcext:value-type="float">
            <text:p>-6,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[.A5]*PI()/180" office:value-type="float" office:value="-6.02138591938044" calcext:value-type="float">
            <text:p>-6,0213859193804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[.A6]*PI()/180" office:value-type="float" office:value="-5.93411945678072" calcext:value-type="float">
            <text:p>-5,9341194567807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[.A7]*PI()/180" office:value-type="float" office:value="-5.846852994181" calcext:value-type="float">
            <text:p>-5,8468529941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[.A8]*PI()/180" office:value-type="float" office:value="-5.75958653158129" calcext:value-type="float">
            <text:p>-5,7595865315812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[.A9]*PI()/180" office:value-type="float" office:value="-5.67232006898157" calcext:value-type="float">
            <text:p>-5,6723200689815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[.A10]*PI()/180" office:value-type="float" office:value="-5.58505360638185" calcext:value-type="float">
            <text:p>-5,5850536063818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[.A11]*PI()/180" office:value-type="float" office:value="-5.49778714378214" calcext:value-type="float">
            <text:p>-5,4977871437821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[.A12]*PI()/180" office:value-type="float" office:value="-5.41052068118242" calcext:value-type="float">
            <text:p>-5,410520681182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[.A13]*PI()/180" office:value-type="float" office:value="-5.32325421858271" calcext:value-type="float">
            <text:p>-5,323254218582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[.A14]*PI()/180" office:value-type="float" office:value="-5.23598775598299" calcext:value-type="float">
            <text:p>-5,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[.A15]*PI()/180" office:value-type="float" office:value="-5.14872129338327" calcext:value-type="float">
            <text:p>-5,1487212933832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[.A16]*PI()/180" office:value-type="float" office:value="-5.06145483078356" calcext:value-type="float">
            <text:p>-5,0614548307835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[.A17]*PI()/180" office:value-type="float" office:value="-4.97418836818384" calcext:value-type="float">
            <text:p>-4,974188368183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[.A18]*PI()/180" office:value-type="float" office:value="-4.88692190558412" calcext:value-type="float">
            <text:p>-4,8869219055841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[.A19]*PI()/180" office:value-type="float" office:value="-4.79965544298441" calcext:value-type="float">
            <text:p>-4,799655442984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[.A20]*PI()/180" office:value-type="float" office:value="-4.71238898038469" calcext:value-type="float">
            <text:p>-4,712388980384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[.A21]*PI()/180" office:value-type="float" office:value="-4.62512251778497" calcext:value-type="float">
            <text:p>-4,625122517784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[.A22]*PI()/180" office:value-type="float" office:value="-4.53785605518526" calcext:value-type="float">
            <text:p>-4,5378560551852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[.A23]*PI()/180" office:value-type="float" office:value="-4.45058959258554" calcext:value-type="float">
            <text:p>-4,4505895925855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[.A24]*PI()/180" office:value-type="float" office:value="-4.36332312998582" calcext:value-type="float">
            <text:p>-4,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[.A25]*PI()/180" office:value-type="float" office:value="-4.27605666738611" calcext:value-type="float">
            <text:p>-4,2760566673861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[.A26]*PI()/180" office:value-type="float" office:value="-4.18879020478639" calcext:value-type="float">
            <text:p>-4,188790204786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[.A27]*PI()/180" office:value-type="float" office:value="-4.10152374218667" calcext:value-type="float">
            <text:p>-4,1015237421866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[.A28]*PI()/180" office:value-type="float" office:value="-4.01425727958696" calcext:value-type="float">
            <text:p>-4,0142572795869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[.A29]*PI()/180" office:value-type="float" office:value="-3.92699081698724" calcext:value-type="float">
            <text:p>-3,926990816987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[.A30]*PI()/180" office:value-type="float" office:value="-3.83972435438752" calcext:value-type="float">
            <text:p>-3,8397243543875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[.A31]*PI()/180" office:value-type="float" office:value="-3.75245789178781" calcext:value-type="float">
            <text:p>-3,752457891787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[.A32]*PI()/180" office:value-type="float" office:value="-3.66519142918809" calcext:value-type="float">
            <text:p>-3,6651914291880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[.A33]*PI()/180" office:value-type="float" office:value="-3.57792496658838" calcext:value-type="float">
            <text:p>-3,577924966588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[.A34]*PI()/180" office:value-type="float" office:value="-3.49065850398866" calcext:value-type="float">
            <text:p>-3,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[.A35]*PI()/180" office:value-type="float" office:value="-3.40339204138894" calcext:value-type="float">
            <text:p>-3,4033920413889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[.A36]*PI()/180" office:value-type="float" office:value="-3.31612557878923" calcext:value-type="float">
            <text:p>-3,316125578789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[.A37]*PI()/180" office:value-type="float" office:value="-3.22885911618951" calcext:value-type="float">
            <text:p>-3,2288591161895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[.A38]*PI()/180" office:value-type="float" office:value="-3.14159265358979" calcext:value-type="float">
            <text:p>-3,1415926535897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[.A39]*PI()/180" office:value-type="float" office:value="-3.05432619099008" calcext:value-type="float">
            <text:p>-3,054326190990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[.A40]*PI()/180" office:value-type="float" office:value="-2.96705972839036" calcext:value-type="float">
            <text:p>-2,9670597283903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[.A41]*PI()/180" office:value-type="float" office:value="-2.87979326579064" calcext:value-type="float">
            <text:p>-2,879793265790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[.A42]*PI()/180" office:value-type="float" office:value="-2.79252680319093" calcext:value-type="float">
            <text:p>-2,792526803190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[.A43]*PI()/180" office:value-type="float" office:value="-2.70526034059121" calcext:value-type="float">
            <text:p>-2,705260340591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[.A44]*PI()/180" office:value-type="float" office:value="-2.61799387799149" calcext:value-type="float">
            <text:p>-2,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[.A45]*PI()/180" office:value-type="float" office:value="-2.53072741539178" calcext:value-type="float">
            <text:p>-2,530727415391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[.A46]*PI()/180" office:value-type="float" office:value="-2.44346095279206" calcext:value-type="float">
            <text:p>-2,443460952792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[.A47]*PI()/180" office:value-type="float" office:value="-2.35619449019234" calcext:value-type="float">
            <text:p>-2,356194490192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[.A48]*PI()/180" office:value-type="float" office:value="-2.26892802759263" calcext:value-type="float">
            <text:p>-2,2689280275926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[.A49]*PI()/180" office:value-type="float" office:value="-2.18166156499291" calcext:value-type="float">
            <text:p>-2,1816615649929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[.A50]*PI()/180" office:value-type="float" office:value="-2.0943951023932" calcext:value-type="float">
            <text:p>-2,09439510239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[.A51]*PI()/180" office:value-type="float" office:value="-2.00712863979348" calcext:value-type="float">
            <text:p>-2,007128639793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[.A52]*PI()/180" office:value-type="float" office:value="-1.91986217719376" calcext:value-type="float">
            <text:p>-1,919862177193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[.A53]*PI()/180" office:value-type="float" office:value="-1.83259571459405" calcext:value-type="float">
            <text:p>-1,8325957145940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[.A54]*PI()/180" office:value-type="float" office:value="-1.74532925199433" calcext:value-type="float">
            <text:p>-1,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[.A55]*PI()/180" office:value-type="float" office:value="-1.65806278939461" calcext:value-type="float">
            <text:p>-1,658062789394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[.A56]*PI()/180" office:value-type="float" office:value="-1.5707963267949" calcext:value-type="float">
            <text:p>-1,57079632679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[.A57]*PI()/180" office:value-type="float" office:value="-1.48352986419518" calcext:value-type="float">
            <text:p>-1,4835298641951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[.A58]*PI()/180" office:value-type="float" office:value="-1.39626340159546" calcext:value-type="float">
            <text:p>-1,396263401595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[.A59]*PI()/180" office:value-type="float" office:value="-1.30899693899575" calcext:value-type="float">
            <text:p>-1,3089969389957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[.A60]*PI()/180" office:value-type="float" office:value="-1.22173047639603" calcext:value-type="float">
            <text:p>-1,2217304763960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[.A61]*PI()/180" office:value-type="float" office:value="-1.13446401379631" calcext:value-type="float">
            <text:p>-1,1344640137963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[.A62]*PI()/180" office:value-type="float" office:value="-1.0471975511966" calcext:value-type="float">
            <text:p>-1,04719755119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[.A63]*PI()/180" office:value-type="float" office:value="-0.959931088596881" calcext:value-type="float">
            <text:p>-0,9599310885968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[.A64]*PI()/180" office:value-type="float" office:value="-0.872664625997165" calcext:value-type="float">
            <text:p>-0,8726646259971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[.A65]*PI()/180" office:value-type="float" office:value="-0.785398163397448" calcext:value-type="float">
            <text:p>-0,7853981633974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[.A66]*PI()/180" office:value-type="float" office:value="-0.698131700797732" calcext:value-type="float">
            <text:p>-0,6981317007977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[.A67]*PI()/180" office:value-type="float" office:value="-0.610865238198015" calcext:value-type="float">
            <text:p>-0,6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[.A68]*PI()/180" office:value-type="float" office:value="-0.523598775598299" calcext:value-type="float">
            <text:p>-0,5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[.A69]*PI()/180" office:value-type="float" office:value="-0.436332312998582" calcext:value-type="float">
            <text:p>-0,4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[.A70]*PI()/180" office:value-type="float" office:value="-0.349065850398866" calcext:value-type="float">
            <text:p>-0,3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[.A71]*PI()/180" office:value-type="float" office:value="-0.261799387799149" calcext:value-type="float">
            <text:p>-0,2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[.A72]*PI()/180" office:value-type="float" office:value="-0.174532925199433" calcext:value-type="float">
            <text:p>-0,1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[.A73]*PI()/180" office:value-type="float" office:value="-0.0872664625997165" calcext:value-type="float">
            <text:p>-0,08726646259971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[.A74]*PI()/180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[.A75]*PI()/180" office:value-type="float" office:value="0.0872664625997165" calcext:value-type="float">
            <text:p>0,08726646259971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[.A76]*PI()/180" office:value-type="float" office:value="0.174532925199433" calcext:value-type="float">
            <text:p>0,1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[.A77]*PI()/180" office:value-type="float" office:value="0.261799387799149" calcext:value-type="float">
            <text:p>0,2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[.A78]*PI()/180" office:value-type="float" office:value="0.349065850398866" calcext:value-type="float">
            <text:p>0,3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[.A79]*PI()/180" office:value-type="float" office:value="0.436332312998582" calcext:value-type="float">
            <text:p>0,4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[.A80]*PI()/180" office:value-type="float" office:value="0.523598775598299" calcext:value-type="float">
            <text:p>0,5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[.A81]*PI()/180" office:value-type="float" office:value="0.610865238198015" calcext:value-type="float">
            <text:p>0,6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[.A82]*PI()/180" office:value-type="float" office:value="0.698131700797732" calcext:value-type="float">
            <text:p>0,6981317007977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[.A83]*PI()/180" office:value-type="float" office:value="0.785398163397448" calcext:value-type="float">
            <text:p>0,7853981633974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[.A84]*PI()/180" office:value-type="float" office:value="0.872664625997165" calcext:value-type="float">
            <text:p>0,87266462599716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[.A85]*PI()/180" office:value-type="float" office:value="0.959931088596881" calcext:value-type="float">
            <text:p>0,9599310885968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[.A86]*PI()/180" office:value-type="float" office:value="1.0471975511966" calcext:value-type="float">
            <text:p>1,04719755119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[.A87]*PI()/180" office:value-type="float" office:value="1.13446401379631" calcext:value-type="float">
            <text:p>1,1344640137963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[.A88]*PI()/180" office:value-type="float" office:value="1.22173047639603" calcext:value-type="float">
            <text:p>1,2217304763960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[.A89]*PI()/180" office:value-type="float" office:value="1.30899693899575" calcext:value-type="float">
            <text:p>1,3089969389957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[.A90]*PI()/180" office:value-type="float" office:value="1.39626340159546" calcext:value-type="float">
            <text:p>1,3962634015954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[.A91]*PI()/180" office:value-type="float" office:value="1.48352986419518" calcext:value-type="float">
            <text:p>1,4835298641951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[.A92]*PI()/180" office:value-type="float" office:value="1.5707963267949" calcext:value-type="float">
            <text:p>1,57079632679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[.A93]*PI()/180" office:value-type="float" office:value="1.65806278939461" calcext:value-type="float">
            <text:p>1,658062789394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[.A94]*PI()/180" office:value-type="float" office:value="1.74532925199433" calcext:value-type="float">
            <text:p>1,7453292519943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[.A95]*PI()/180" office:value-type="float" office:value="1.83259571459405" calcext:value-type="float">
            <text:p>1,8325957145940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[.A96]*PI()/180" office:value-type="float" office:value="1.91986217719376" calcext:value-type="float">
            <text:p>1,9198621771937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[.A97]*PI()/180" office:value-type="float" office:value="2.00712863979348" calcext:value-type="float">
            <text:p>2,0071286397934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[.A98]*PI()/180" office:value-type="float" office:value="2.0943951023932" calcext:value-type="float">
            <text:p>2,094395102393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[.A99]*PI()/180" office:value-type="float" office:value="2.18166156499291" calcext:value-type="float">
            <text:p>2,1816615649929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[.A100]*PI()/180" office:value-type="float" office:value="2.26892802759263" calcext:value-type="float">
            <text:p>2,2689280275926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[.A101]*PI()/180" office:value-type="float" office:value="2.35619449019234" calcext:value-type="float">
            <text:p>2,3561944901923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[.A102]*PI()/180" office:value-type="float" office:value="2.44346095279206" calcext:value-type="float">
            <text:p>2,4434609527920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[.A103]*PI()/180" office:value-type="float" office:value="2.53072741539178" calcext:value-type="float">
            <text:p>2,5307274153917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[.A104]*PI()/180" office:value-type="float" office:value="2.61799387799149" calcext:value-type="float">
            <text:p>2,6179938779914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[.A105]*PI()/180" office:value-type="float" office:value="2.70526034059121" calcext:value-type="float">
            <text:p>2,7052603405912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[.A106]*PI()/180" office:value-type="float" office:value="2.79252680319093" calcext:value-type="float">
            <text:p>2,7925268031909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[.A107]*PI()/180" office:value-type="float" office:value="2.87979326579064" calcext:value-type="float">
            <text:p>2,8797932657906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[.A108]*PI()/180" office:value-type="float" office:value="2.96705972839036" calcext:value-type="float">
            <text:p>2,9670597283903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[.A109]*PI()/180" office:value-type="float" office:value="3.05432619099008" calcext:value-type="float">
            <text:p>3,0543261909900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[.A110]*PI()/180" office:value-type="float" office:value="3.14159265358979" calcext:value-type="float">
            <text:p>3,1415926535897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[.A111]*PI()/180" office:value-type="float" office:value="3.22885911618951" calcext:value-type="float">
            <text:p>3,2288591161895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[.A112]*PI()/180" office:value-type="float" office:value="3.31612557878923" calcext:value-type="float">
            <text:p>3,31612557878923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[.A113]*PI()/180" office:value-type="float" office:value="3.40339204138894" calcext:value-type="float">
            <text:p>3,4033920413889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[.A114]*PI()/180" office:value-type="float" office:value="3.49065850398866" calcext:value-type="float">
            <text:p>3,4906585039886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[.A115]*PI()/180" office:value-type="float" office:value="3.57792496658838" calcext:value-type="float">
            <text:p>3,57792496658838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[.A116]*PI()/180" office:value-type="float" office:value="3.66519142918809" calcext:value-type="float">
            <text:p>3,6651914291880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[.A117]*PI()/180" office:value-type="float" office:value="3.75245789178781" calcext:value-type="float">
            <text:p>3,752457891787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[.A118]*PI()/180" office:value-type="float" office:value="3.83972435438752" calcext:value-type="float">
            <text:p>3,8397243543875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[.A119]*PI()/180" office:value-type="float" office:value="3.92699081698724" calcext:value-type="float">
            <text:p>3,9269908169872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[.A120]*PI()/180" office:value-type="float" office:value="4.01425727958696" calcext:value-type="float">
            <text:p>4,0142572795869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[.A121]*PI()/180" office:value-type="float" office:value="4.10152374218667" calcext:value-type="float">
            <text:p>4,1015237421866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[.A122]*PI()/180" office:value-type="float" office:value="4.18879020478639" calcext:value-type="float">
            <text:p>4,188790204786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[.A123]*PI()/180" office:value-type="float" office:value="4.27605666738611" calcext:value-type="float">
            <text:p>4,2760566673861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[.A124]*PI()/180" office:value-type="float" office:value="4.36332312998582" calcext:value-type="float">
            <text:p>4,3633231299858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[.A125]*PI()/180" office:value-type="float" office:value="4.45058959258554" calcext:value-type="float">
            <text:p>4,4505895925855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[.A126]*PI()/180" office:value-type="float" office:value="4.53785605518526" calcext:value-type="float">
            <text:p>4,5378560551852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[.A127]*PI()/180" office:value-type="float" office:value="4.62512251778497" calcext:value-type="float">
            <text:p>4,6251225177849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[.A128]*PI()/180" office:value-type="float" office:value="4.71238898038469" calcext:value-type="float">
            <text:p>4,7123889803846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[.A129]*PI()/180" office:value-type="float" office:value="4.79965544298441" calcext:value-type="float">
            <text:p>4,7996554429844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[.A130]*PI()/180" office:value-type="float" office:value="4.88692190558412" calcext:value-type="float">
            <text:p>4,8869219055841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[.A131]*PI()/180" office:value-type="float" office:value="4.97418836818384" calcext:value-type="float">
            <text:p>4,9741883681838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[.A132]*PI()/180" office:value-type="float" office:value="5.06145483078356" calcext:value-type="float">
            <text:p>5,0614548307835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[.A133]*PI()/180" office:value-type="float" office:value="5.14872129338327" calcext:value-type="float">
            <text:p>5,1487212933832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[.A134]*PI()/180" office:value-type="float" office:value="5.23598775598299" calcext:value-type="float">
            <text:p>5,2359877559829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[.A135]*PI()/180" office:value-type="float" office:value="5.32325421858271" calcext:value-type="float">
            <text:p>5,3232542185827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[.A136]*PI()/180" office:value-type="float" office:value="5.41052068118242" calcext:value-type="float">
            <text:p>5,4105206811824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[.A137]*PI()/180" office:value-type="float" office:value="5.49778714378214" calcext:value-type="float">
            <text:p>5,4977871437821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[.A138]*PI()/180bc" office:value-type="string" office:string-value="" calcext:value-type="error">
            <text:p>#NAZWA?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[.A139]*PI()/180" office:value-type="float" office:value="5.67232006898157" calcext:value-type="float">
            <text:p>5,6723200689815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[.A140]*PI()/180" office:value-type="float" office:value="5.75958653158129" calcext:value-type="float">
            <text:p>5,7595865315812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[.A141]*PI()/180" office:value-type="float" office:value="5.846852994181" calcext:value-type="float">
            <text:p>5,84685299418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[.A142]*PI()/180" office:value-type="float" office:value="5.93411945678072" calcext:value-type="float">
            <text:p>5,93411945678072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[.A143]*PI()/180" office:value-type="float" office:value="6.02138591938044" calcext:value-type="float">
            <text:p>6,02138591938044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[.A144]*PI()/180" office:value-type="float" office:value="6.10865238198015" calcext:value-type="float">
            <text:p>6,10865238198015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[.A145]*PI()/180" office:value-type="float" office:value="6.19591884457987" calcext:value-type="float">
            <text:p>6,19591884457987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[.A146]*PI()/180" office:value-type="float" office:value="6.28318530717959" calcext:value-type="float">
            <text:p>6,28318530717959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78" calcext:value-type="float">
            <text:p>3,78</text:p>
          </table:table-cell>
          <table:table-cell table:style-name="ce8" table:formula="of:=RAND()*0.5+0.5" office:value-type="percentage" office:value="0.98280850878519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96" calcext:value-type="float">
            <text:p>2,96</text:p>
          </table:table-cell>
          <table:table-cell table:style-name="ce8" table:formula="of:=RAND()*0.5+0.5" office:value-type="percentage" office:value="0.842274821959895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8" calcext:value-type="float">
            <text:p>2,8</text:p>
          </table:table-cell>
          <table:table-cell table:style-name="ce8" table:formula="of:=RAND()*0.5+0.5" office:value-type="percentage" office:value="0.683158628462482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17" calcext:value-type="float">
            <text:p>5,17</text:p>
          </table:table-cell>
          <table:table-cell table:style-name="ce8" table:formula="of:=RAND()*0.5+0.5" office:value-type="percentage" office:value="0.507919966416056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05" calcext:value-type="float">
            <text:p>3,05</text:p>
          </table:table-cell>
          <table:table-cell table:style-name="ce8" table:formula="of:=RAND()*0.5+0.5" office:value-type="percentage" office:value="0.928530535983674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52" calcext:value-type="float">
            <text:p>5,52</text:p>
          </table:table-cell>
          <table:table-cell table:style-name="ce8" table:formula="of:=RAND()*0.5+0.5" office:value-type="percentage" office:value="0.649221491804971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52" calcext:value-type="float">
            <text:p>3,52</text:p>
          </table:table-cell>
          <table:table-cell table:style-name="ce8" table:formula="of:=RAND()*0.5+0.5" office:value-type="percentage" office:value="0.936122026206146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34" calcext:value-type="float">
            <text:p>4,34</text:p>
          </table:table-cell>
          <table:table-cell table:style-name="ce8" table:formula="of:=RAND()*0.5+0.5" office:value-type="percentage" office:value="0.984708002604778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08" calcext:value-type="float">
            <text:p>5,08</text:p>
          </table:table-cell>
          <table:table-cell table:style-name="ce8" table:formula="of:=RAND()*0.5+0.5" office:value-type="percentage" office:value="0.683701586210404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91" calcext:value-type="float">
            <text:p>2,91</text:p>
          </table:table-cell>
          <table:table-cell table:style-name="ce8" table:formula="of:=RAND()*0.5+0.5" office:value-type="percentage" office:value="0.954249484642827" calcext:value-type="percentage">
            <text:p>9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06.80630828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37.528476966</dc:date>
    <meta:generator>LibreOffice/5.4.2.2$Linux_X86_64 LibreOffice_project/40m0$Build-2</meta:generator>
    <meta:editing-duration>PT2H9M50S</meta:editing-duration>
    <meta:editing-cycles>23</meta:editing-cycles>
    <meta:document-statistic meta:table-count="7" meta:cell-count="665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cccccc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fcd4d1" draw:fill-color="#fcd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7a19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Dane giełdowe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96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/>
      <style:graphic-properties draw:fill-color="#004586" fo:wrap-option="wrap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title svg:x="5.707cm" svg:y="0.315cm" chart:style-name="ch2">
          <text:p>Wybory samorządowe</text:p>
        </chart:title>
        <chart:legend chart:legend-position="end" svg:x="11.752cm" svg:y="3.452cm" style:legend-expansion="high" chart:style-name="ch3"/>
        <chart:plot-area chart:style-name="ch4" table:cell-range-address="'2. Wybory'.A1:'2. Wybory'.B5" chart:data-source-has-labels="both" svg:x="0.32cm" svg:y="1.273cm" svg:width="11.112cm" svg:height="7.545cm">
          <chartooo:coordinate-region svg:x="2.104cm" svg:y="2.305cm" svg:width="6.173cm" svg:height="6.173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scatter" chart:style-name="ch1">
        <chart:legend chart:legend-position="end" svg:x="14.471cm" svg:y="4.199cm" style:legend-expansion="high" chart:style-name="ch2"/>
        <chart:plot-area chart:style-name="ch3" table:cell-range-address="'3. Matematyczne I'.A1:'3. Matematyczne I'.B102" chart:data-source-has-labels="row" svg:x="0.32cm" svg:y="0.179cm" svg:width="13.831cm" svg:height="8.638cm">
          <chartooo:coordinate-region svg:x="0.466cm" svg:y="0.378cm" svg:width="13.591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